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0.329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9.061cm"/>
    </style:style>
    <style:style style:name="co7" style:family="table-column">
      <style:table-column-properties fo:break-before="auto" style:column-width="28.5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143cm" fo:break-before="auto" style:use-optimal-row-height="true"/>
    </style:style>
    <style:style style:name="ro2" style:family="table-row">
      <style:table-row-properties style:row-height="7.74cm" fo:break-before="auto" style:use-optimal-row-height="false"/>
    </style:style>
    <style:style style:name="ro3" style:family="table-row">
      <style:table-row-properties style:row-height="3.106cm" fo:break-before="auto" style:use-optimal-row-height="false"/>
    </style:style>
    <style:style style:name="ro4" style:family="table-row">
      <style:table-row-properties style:row-height="1.732cm" fo:break-before="auto" style:use-optimal-row-height="false"/>
    </style:style>
    <style:style style:name="ro5" style:family="table-row">
      <style:table-row-properties style:row-height="4.173cm" fo:break-before="auto" style:use-optimal-row-height="false"/>
    </style:style>
    <style:style style:name="ro6" style:family="table-row">
      <style:table-row-properties style:row-height="4.429cm" fo:break-before="auto" style:use-optimal-row-height="false"/>
    </style:style>
    <style:style style:name="ro7" style:family="table-row">
      <style:table-row-properties style:row-height="1.907cm" fo:break-before="auto" style:use-optimal-row-height="true"/>
    </style:style>
    <style:style style:name="ro8" style:family="table-row">
      <style:table-row-properties style:row-height="1.372cm" fo:break-before="auto" style:use-optimal-row-height="true"/>
    </style:style>
    <style:style style:name="ro9" style:family="table-row">
      <style:table-row-properties style:row-height="6.943cm" fo:break-before="auto" style:use-optimal-row-height="true"/>
    </style:style>
    <style:style style:name="ro10" style:family="table-row">
      <style:table-row-properties style:row-height="3.51cm" fo:break-before="auto" style:use-optimal-row-height="true"/>
    </style:style>
    <style:style style:name="ro1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wrap-option="wrap" style:vertical-align="top"/>
      <style:text-properties style:font-name="Liberation Sans Narrow" fo:font-size="12pt" style:font-size-asian="12pt" style:font-size-complex="12pt"/>
    </style:style>
    <style:style style:name="ce5" style:family="table-cell" style:parent-style-name="Default">
      <style:table-cell-properties fo:background-color="#81aca6" fo:wrap-option="wrap" style:vertical-align="top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8000" fo:wrap-option="wrap" style:vertical-align="top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e994" fo:wrap-option="wrap" style:vertical-align="top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style:vertical-align="top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1aca6" fo:wrap-option="wrap" style:vertical-align="top"/>
      <style:text-properties style:font-name="Liberation Sans Narrow" fo:font-size="12pt" style:font-size-asian="12pt" style:font-size-complex="12pt"/>
    </style:style>
    <style:style style:name="ce15" style:family="table-cell" style:parent-style-name="Default">
      <style:table-cell-properties fo:background-color="#ff8000" fo:wrap-option="wrap" style:vertical-align="top"/>
      <style:text-properties style:font-name="Liberation Sans Narrow" fo:font-size="12pt" style:font-size-asian="12pt" style:font-size-complex="12pt"/>
    </style:style>
    <style:style style:name="ce16" style:family="table-cell" style:parent-style-name="Default">
      <style:table-cell-properties fo:background-color="#ffe994" fo:wrap-option="wrap" style:vertical-align="top"/>
      <style:text-properties style:font-name="Liberation Sans Narrow" fo:font-size="12pt" style:font-size-asian="12pt" style:font-size-complex="12pt"/>
    </style:style>
    <style:style style:name="ce17" style:family="table-cell" style:parent-style-name="Default">
      <style:table-cell-properties fo:wrap-option="wrap" style:vertical-align="top"/>
      <style:text-properties style:font-name="Liberation Sans Narrow" fo:font-size="12pt" style:font-size-asian="12pt" style:font-size-complex="12pt" fo:hyphenate="true"/>
    </style:style>
    <style:style style:name="T1" style:family="text">
      <style:text-properties fo:font-style="italic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font-name-complex="Lohit Devanagari" style:font-name-asian="Noto Sans CJK SC" style:font-name="Liberation Sans Narrow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4pt"/>
    </style:style>
    <style:style style:name="T3" style:family="text">
      <style:text-properties style:language-asian="zh" style:country-asian="CN" style:text-overline-style="none" style:text-overline-color="font-color" style:text-emphasize="none" style:font-style-asian="normal" style:font-weight-asian="normal" style:font-size-asian="14pt" style:font-name-asian="Noto Sans CJK SC" style:text-line-through-mode="continuous" style:text-outline="false" style:text-line-through-type="none" fo:font-weight="normal" style:font-name="Liberation Sans Narrow" fo:font-size="14pt" style:text-underline-style="none" style:text-underline-color="font-color" fo:font-style="normal" fo:text-shadow="none" fo:language="fr" fo:country="FR" style:language-complex="hi" style:country-complex="IN" style:font-name-complex="Lohit Devanagari" style:font-size-complex="14pt" style:font-weight-complex="normal" style:font-style-complex="normal" style:font-relief="none"/>
    </style:style>
    <style:style style:name="T4" style:family="text">
      <style:text-properties style:font-name="Liberation Sans Narrow" style:text-overline-style="none" style:text-overline-color="font-color" style:text-emphasize="none" style:font-style-asian="normal" style:font-weight-asian="normal" style:font-size-asian="14pt" style:font-name-asian="Noto Sans CJK SC" style:language-asian="zh" style:country-asian="CN" style:text-line-through-mode="continuous" style:text-outline="false" style:text-line-through-type="none" fo:font-weight="normal" style:font-weight-complex="normal" fo:font-size="14pt" style:text-underline-style="none" style:text-underline-color="font-color" fo:font-style="normal" fo:text-shadow="none" fo:language="fr" fo:country="FR" style:language-complex="hi" style:country-complex="IN" style:font-name-complex="Lohit Devanagari" style:font-size-complex="14pt" style:font-style-complex="normal" style:font-relief="none"/>
    </style:style>
    <style:style style:name="T5" style:family="text">
      <style:text-properties style:font-size-asian="14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style:font-name="Liberation Sans Narrow" fo:font-size="14pt" style:text-underline-style="none" style:text-underline-color="font-color" fo:font-style="normal" fo:text-shadow="none" fo:language="fr" fo:country="FR" style:language-complex="hi" style:country-complex="IN" style:font-name-complex="Lohit Devanagari" style:font-size-complex="14pt" style:font-weight-complex="normal" style:font-style-complex="normal" style:font-relief="none"/>
    </style:style>
    <style:style style:name="T6" style:family="text">
      <style:text-properties fo:language="fr" fo:country="FR" style:font-relief="none" style:font-style-complex="normal" style:font-weight-complex="normal" style:font-size-complex="14pt" style:font-name-complex="Lohit Devanagari" style:language-complex="hi" style:country-complex="IN" fo:text-shadow="none" fo:font-style="normal" style:text-underline-style="none" style:text-underline-color="font-color" fo:font-size="14pt" style:font-name="Liberation Sans Narrow" fo:font-weight="normal" style:text-line-through-type="none" style:text-outline="false" style:text-line-through-mode="continuous" style:language-asian="zh" style:country-asian="CN" style:font-name-asian="Noto Sans CJK SC" style:font-size-asian="14pt" style:font-weight-asian="normal" style:font-style-asian="normal" style:text-emphasize="none" style:text-overline-style="none" style:text-overline-color="font-color"/>
    </style:style>
    <style:style style:name="T7" style:family="text">
      <style:text-properties style:font-name="Liberation Sans Narro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font-style-complex="normal" style:text-overline-style="none" style:text-overline-color="font-color" style:font-relief="none" style:font-size-asian="14pt" style:font-size-complex="14pt" style:font-weight-asian="normal" fo:language="fr" fo:country="FR" style:text-emphasize="none" style:font-name="Liberation Sans Narrow" style:font-weight-complex="normal" style:text-line-through-type="none" style:font-style-asian="normal" style:language-complex="hi" style:country-complex="IN" fo:font-size="14pt" fo:font-weight="normal" style:text-underline-style="none" style:text-underline-color="font-color" style:language-asian="zh" style:country-asian="CN" fo:text-shadow="none" style:text-line-through-mode="continuous" fo:font-style="normal" style:font-name-asian="Noto Sans CJK SC" style:font-name-complex="Lohit Devanagari"/>
    </style:style>
    <style:style style:name="T9" style:family="text">
      <style:text-properties style:font-style-asian="normal" style:text-line-through-type="none" style:language-asian="zh" style:country-asian="CN" fo:font-style="normal" style:text-line-through-mode="continuous" fo:text-shadow="none" style:text-outline="false" style:font-name-asian="Noto Sans CJK SC" style:text-underline-style="none" style:text-underline-color="font-color" fo:font-weight="normal" fo:font-size="14pt" style:language-complex="hi" style:country-complex="IN" style:text-overline-style="none" style:text-overline-color="font-color" style:font-name-complex="Lohit Devanagari" style:font-size-asian="14pt" style:font-size-complex="14pt" style:font-weight-asian="normal" style:font-relief="none" style:font-style-complex="normal" style:text-emphasize="none" style:font-name="Liberation Sans Narrow" style:font-weight-complex="normal" fo:language="fr" fo:country="FR"/>
    </style:style>
    <style:style style:name="T10" style:family="text">
      <style:text-properties style:font-style-asian="normal" style:text-underline-style="none" style:text-underline-color="font-color" style:language-asian="zh" style:country-asian="CN" style:text-line-through-type="none" style:text-line-through-mode="continuous" fo:text-shadow="none" fo:font-style="normal" style:font-name-asian="Noto Sans CJK SC" fo:font-weight="normal" fo:font-size="14pt" style:font-name="Liberation Sans Narrow" style:language-complex="hi" style:country-complex="IN" style:text-overline-style="none" style:text-overline-color="font-color" style:font-name-complex="Lohit Devanagari" style:font-size-asian="14pt" style:font-size-complex="14pt" style:font-weight-asian="normal" style:font-relief="none" style:font-style-complex="normal" style:text-emphasize="none" style:text-outline="false" style:font-weight-complex="normal" fo:language="fr" fo:country="FR"/>
    </style:style>
    <style:style style:name="T11" style:family="text">
      <style:text-properties style:font-name="Liberation Sans Narrow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4pt"/>
    </style:style>
    <style:style style:name="T12" style:family="text">
      <style:text-properties style:language-asian="zh" style:country-asian="CN" style:font-size-asian="14pt" style:text-overline-style="none" style:text-overline-color="font-color" style:text-emphasize="none" style:font-style-complex="normal" style:font-style-asian="normal" style:font-weight-complex="normal" style:font-weight-asian="normal" style:font-name-complex="Lohit Devanagari" style:language-complex="hi" style:country-complex="IN" style:font-relief="none" style:font-name-asian="Noto Sans CJK SC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4pt" style:font-size-complex="14pt"/>
    </style:style>
    <style:style style:name="T13" style:family="text">
      <style:text-properties style:font-name-complex="Lohit Devanagari" style:font-size-asian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Noto Sans CJK SC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font-size-complex="14pt"/>
    </style:style>
    <style:style style:name="T14" style:family="text">
      <style:text-properties style:font-size-asian="14pt" fo:font-size="14pt" style:font-size-complex="14pt"/>
    </style:style>
    <style:style style:name="T15" style:family="text">
      <style:text-properties style:language-complex="hi" style:country-complex="IN" style:font-size-asian="14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" fo:font-weight="normal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4pt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language-asian="zh" style:country-asian="CN" style:font-size-asian="14pt" style:text-overline-style="none" style:text-overline-color="font-color" style:text-emphasize="none" style:font-style-complex="normal" style:font-style-asian="normal" style:font-weight-complex="normal" style:font-weight-asian="normal" style:font-name-complex="Lohit Devanagari" style:font-name-asian="Noto Sans CJK SC" style:language-complex="hi" style:country-complex="IN" style:font-relief="none" style:text-line-through-mode="continuous" fo:text-shadow="none" style:text-outline="false" fo:font-style="normal" style:text-line-through-type="none" style:text-underline-style="none" style:text-underline-color="font-color" fo:font-weight="normal" fo:language="fr" fo:country="FR" fo:font-size="14pt" style:font-size-complex="14pt"/>
    </style:style>
    <style:style style:name="T18" style:family="text">
      <style:text-properties fo:font-weight="normal" style:font-size-asian="14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style:text-underline-style="none" style:text-underline-color="font-color" fo:font-style="normal" fo:text-shadow="none" fo:language="fr" fo:country="FR" style:language-complex="hi" style:country-complex="IN" style:font-name-complex="Lohit Devanagari" style:font-weight-complex="normal" style:font-style-complex="normal" style:font-relief="none" fo:font-size="14pt" style:font-size-complex="14pt"/>
    </style:style>
    <style:style style:name="T19" style:family="text">
      <style:text-properties style:font-size-complex="10pt" style:font-relief="none" style:font-style-complex="normal" style:font-weight-complex="normal" style:font-name-complex="Lohit Devanagari" style:language-complex="hi" style:country-complex="IN" fo:language="fr" fo:country="FR" fo:text-shadow="none" fo:font-style="normal" style:text-underline-style="none" style:text-underline-color="font-color" fo:font-size="10pt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20" style:family="text">
      <style:text-properties style:font-size-asian="14pt" style:text-overline-style="none" style:text-overline-color="font-color" style:font-weight-asian="normal" style:font-weight-complex="normal" style:font-style-asian="normal" style:font-style-complex="normal" style:text-emphasize="none" style:font-name="Liberation Sans Narrow" style:language-asian="zh" style:country-asian="CN" style:font-size-complex="14pt" style:font-relief="none" style:language-complex="hi" style:country-complex="IN" style:font-name-asian="Noto Sans CJK SC" style:font-name-complex="Lohit Devanagari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fo:font-size="14pt"/>
    </style:style>
    <style:style style:name="T21" style:family="text">
      <style:text-properties style:font-size-asian="14pt" style:text-overline-style="none" style:text-overline-color="font-color" style:font-weight-asian="normal" style:font-weight-complex="normal" style:font-style-asian="normal" style:font-style-complex="normal" style:text-emphasize="none" style:font-name="Liberation Sans Narrow" style:language-asian="zh" style:country-asian="CN" style:font-size-complex="14pt" style:font-relief="none" style:language-complex="hi" style:country-complex="IN" style:font-name-asian="Noto Sans CJK SC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fr" fo:country="FR" fo:font-weight="normal" fo:font-size="14pt"/>
    </style:style>
    <style:style style:name="T22" style:family="text">
      <style:text-properties fo:font-size="14pt" style:font-relief="none" style:font-style-complex="normal" style:font-weight-complex="normal" style:font-size-complex="14pt" style:font-name-complex="Lohit Devanagari" style:language-complex="hi" style:country-complex="IN" fo:language="fr" fo:country="FR" fo:text-shadow="none" fo:font-style="normal" style:text-underline-style="none" style:text-underline-color="font-color" style:font-name="Liberation Sans Narrow" fo:font-weight="normal" style:text-line-through-type="none" style:text-outline="false" style:text-line-through-mode="continuous" style:language-asian="zh" style:country-asian="CN" style:font-name-asian="Noto Sans CJK SC" style:font-size-asian="14pt" style:font-weight-asian="normal" style:font-style-asian="normal" style:text-emphasize="none" style:text-overline-style="none" style:text-overline-color="font-color"/>
    </style:style>
    <style:style style:name="T23" style:family="text">
      <style:text-properties style:font-name="Liberation Sans Narrow" style:font-relief="none" style:font-weight-complex="normal" style:font-size-complex="14pt" style:font-name-complex="Lohit Devanagari" style:language-complex="hi" style:country-complex="IN" fo:language="fr" fo:country="FR" fo:text-shadow="none" fo:font-style="normal" style:text-underline-style="none" style:text-underline-color="font-color" fo:font-size="14pt" style:font-size-asian="14pt" style:font-style-complex="normal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24" style:family="text">
      <style:text-properties style:font-size-asian="14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style:font-style-complex="normal" style:font-name="Liberation Sans Narrow" fo:font-size="14pt" style:text-underline-style="none" style:text-underline-color="font-color" fo:font-style="normal" fo:text-shadow="none" fo:language="fr" fo:country="FR" style:language-complex="hi" style:country-complex="IN" style:font-name-complex="Lohit Devanagari" style:font-size-complex="14pt" style:font-weight-complex="normal" style:font-relief="none"/>
    </style:style>
    <style:style style:name="T25" style:family="text">
      <style:text-properties style:text-overline-style="none" style:text-overline-color="font-color" style:text-emphasize="none" style:font-style-asian="normal" style:font-weight-asian="normal" style:font-size-asian="14pt" style:font-name-asian="Noto Sans CJK SC" style:language-asian="zh" style:country-asian="CN" style:text-line-through-mode="continuous" style:text-outline="false" style:text-line-through-type="none" fo:font-weight="normal" fo:font-size="14pt" style:text-underline-style="none" style:text-underline-color="font-color" fo:font-style="normal" fo:text-shadow="none" fo:language="fr" fo:country="FR" style:language-complex="hi" style:country-complex="IN" style:font-name-complex="Lohit Devanagari" style:font-size-complex="14pt" style:font-weight-complex="normal" style:font-style-complex="normal" style:font-relief="none"/>
    </style:style>
    <style:style style:name="T26" style:family="text">
      <style:text-properties style:font-name="Liberation Sans Narrow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style:font-size-asian="14pt" style:font-style-complex="normal" fo:font-size="14pt" style:text-underline-style="none" style:text-underline-color="font-color" fo:font-style="normal" fo:text-shadow="none" fo:language="fr" fo:country="FR" style:language-complex="hi" style:country-complex="IN" style:font-name-complex="Lohit Devanagari" style:font-size-complex="14pt" style:font-weight-complex="normal" style:font-relief="none"/>
    </style:style>
    <style:style style:name="T27" style:family="text">
      <style:text-properties style:font-relief="none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name="Liberation Sans Narrow" style:text-overline-style="none" style:text-overline-color="font-color"/>
    </style:style>
    <style:style style:name="T28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number-columns-repeated="2" table:default-cell-style-name="ce4"/>
        <table:table-column table:style-name="co7" table:default-cell-style-name="ce4"/>
        <table:table-column table:style-name="co8" table:number-columns-repeated="1016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User Story</text:p>
          </table:table-cell>
          <table:table-cell table:style-name="ce1" office:value-type="string" calcext:value-type="string">
            <text:p>Story Point</text:p>
          </table:table-cell>
          <table:table-cell table:style-name="ce1" office:value-type="string" calcext:value-type="string">
            <text:p>Days</text:p>
          </table:table-cell>
          <table:table-cell table:style-name="ce1" office:value-type="string" calcext:value-type="string">
            <text:p>DOD</text:p>
          </table:table-cell>
          <table:table-cell table:style-name="ce1" office:value-type="string" calcext:value-type="string">
            <text:p>USAT</text:p>
          </table:table-cell>
          <table:table-cell table:style-name="ce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 table:number-columns-spanned="1" table:number-rows-spanned="3">
            <text:p>Tennis Club Account Management</text:p>
          </table:table-cell>
          <table:table-cell office:value-type="string" calcext:value-type="string">
            <text:p>As manager of tennis club, I want to add/delete a member of tennis club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Administrator can add/delete tennis club member</text:p>
          </table:table-cell>
          <table:table-cell table:style-name="ce17" office:value-type="string" calcext:value-type="string">
            <text:p>Admin user in DB for test</text:p>
            <text:p>**Given a user in tennis club welcome page/When connnecting with right credentiels of administrator/Then the user should be redirected to administration page and is able to add member informations in a form</text:p>
            <text:p>-&gt; The registration form to add user contains bellow fields:</text:p>
            <text:p>- Unique Member id <text:span text:style-name="T1">- First Name</text:span>- Last Name- Date of birth (date)- Address(Street / Building / code postal (number) )- email(mail)- phone-Password-Reservation quota= 20</text:p>
            <text:p>**Given a new member in tennis club/When the account is created/Then The member is notified by email with his credentials </text:p>
            <text:p><text:span text:style-name="T2">**Given a new user in tennis club welcome page/When connnecting with the  credentiels sent by email/Then the member is redireted to his personnal page</text:span></text:p>
            <text:p>**Given a user in tennis club welcome page/When connnecting with wrong credentiels/Then an error message should be displayed</text:p>
            <text:p><text:span text:style-name="T2">**Given a logged  new member/When the user is in his personnel paget/Then the  booking tennis court quota is initilized to 20</text:span></text:p>
            <text:p><text:span text:style-name="T3">**Given logged administrator/When the administrator search user by his name/Then the member information is displayed.</text:span></text:p>
            <text:p><text:span text:style-name="T4">**Given logged administrator/When a member is selected to be deleted then a confirmation message is displayed</text:span></text:p>
            <text:p><text:span text:style-name="T5">**Given a selected member when confirmation is chosen then the member should be deleted.</text:span></text:p>
            <text:p><text:span text:style-name="T6">Given a deleted member when he try to connect to his account then an error message is displayed</text:span>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covered-table-cell/>
          <table:table-cell office:value-type="string" calcext:value-type="string">
            <text:p>As manager of tennis club, I want to search a member of tennis club to display member informations</text:p>
          </table:table-cell>
          <table:table-cell table:style-name="ce6" office:value-type="float" office:value="20" calcext:value-type="float">
            <text:p>20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Administrator can make search of tennis club member by his id ou name or phone number or email</text:p>
          </table:table-cell>
          <table:table-cell table:style-name="ce17" office:value-type="string" calcext:value-type="string">
            <text:p>**Given a looged administrator/When administrator is in search page/Then all tennis members are displayed in alphabetical order.</text:p>
            <text:p><text:span text:style-name="T7">**Given an administrator in search page/When administrator enter member id/Then only member with the specified Id is shown.</text:span></text:p>
            <text:p><text:span text:style-name="T8">**Given an administrator in search page/When administrator enter member name/Then all members with the specified name are shown.</text:span></text:p>
            <text:p><text:span text:style-name="T9">**Given an administrator in search page/When administrator enter phone number/Then the member with the specified phone number is shown.</text:span></text:p>
            <text:p><text:span text:style-name="T10">**Given an administrator in search page/When administrator enter email/Then the member with the specified email is shown.</text:span></text:p>
          </table:table-cell>
          <table:table-cell table:number-columns-repeated="1016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covered-table-cell/>
          <table:table-cell office:value-type="string" calcext:value-type="string">
            <text:p>As a member of tennis club, I can update my personnel information</text:p>
          </table:table-cell>
          <table:table-cell table:style-name="ce6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Tennis member can update password, address, phone number and email</text:p>
          </table:table-cell>
          <table:table-cell office:value-type="string" calcext:value-type="string">
            <text:p>**Given a tennis member in his personnel page when he updates his password or/and phone or /and amail or and password then the informations should be modified.</text:p>
            <text:p>**Given a tennis member in the welcome page when his put updated new password then he should be logged. </text:p>
            <text:p><text:span text:style-name="T11">….</text:span>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ennis Court Booking</text:p>
          </table:table-cell>
          <table:table-cell office:value-type="string" calcext:value-type="string">
            <text:p>As a member of tennis club, I can list all vacant tennis court during a week to book a tennis court 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A tennis member can book a court</text:p>
          </table:table-cell>
          <table:table-cell office:value-type="string" calcext:value-type="string">
            <text:p><text:span text:style-name="T12">**Given a logged tennis member/When he is in reservation page/Then a calender with vacant and booked slot for each court is displayed for a period of 1 week.</text:span></text:p>
            <text:p><text:span text:style-name="T13">**Given a tennis </text:span><text:span text:style-name="T14">member in reservation page/When he book a slot of 1hour in a vacant court/Then a message to summarize booking informations should be displayed and an email should be sent.</text:span></text:p>
            <text:p><text:span text:style-name="T15">Reservation  summary contains : Name of the member, Date and time of reservation, the court number and address, the number of remaining quota updated.</text:span></text:p>
            <text:p><text:span text:style-name="T16">**Given a tennis member in reservation page/When he choose already booked slot than nothing should occur</text:span></text:p>
            <text:p><text:span text:style-name="T16">**Given a tennis member/When he book a court/Then his reservation quota should decrease</text:span></text:p>
            <text:p><text:span text:style-name="T17">**Given a tennis member/When he is in book history page/Then he could see all reserved court for the current month</text:span></text:p>
            <text:p><text:span text:style-name="T15">**Given a tennis member/When he book a court/Then his reservation quota should decrease</text:span></text:p>
            <text:p><text:span text:style-name="T18">**Given a tennis member/When he book more than thee courts in the same month/Then the third reservation shouldn’t occur and a warning message appears</text:span></text:p>
            <text:p><text:span text:style-name="T19"/></text:p>
            <text:p/>
            <text:p/>
            <text:p/>
          </table:table-cell>
          <table:table-cell table:number-columns-repeated="1016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As a member of tennis club, I can cancel the booked tennis court </text:p>
          </table:table-cell>
          <table:table-cell table:style-name="ce5" office:value-type="float" office:value="20" calcext:value-type="float">
            <text:p>2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A tennis member can cancel booked court.</text:p>
          </table:table-cell>
          <table:table-cell office:value-type="string" calcext:value-type="string">
            <text:p>Add Booked court DB</text:p>
            <text:p><text:span text:style-name="T20">**Given a tennis member in book history page/When he cancels a booked court before 2hours of the planned  time of reservation/Then The reservation should be canceled</text:span></text:p>
            <text:p><text:span text:style-name="T7">**Given a tennis member in book history page/When he cancels a booked court before less than 2hours of the planned  time of reservation/Then an error message is displayed</text:span></text:p>
            <text:p><text:span text:style-name="T21">**Given a tennis member /When he cancels a booked court/Then The reservation quota should be updated.</text:span></text:p>
            <text:p><text:span text:style-name="T22">**Given a tennis member /When he cancels a booked court/Then The tennis court should be available for reservation.</text:span></text:p>
            <text:p/>
            <text:p/>
          </table:table-cell>
          <table:table-cell table:number-columns-repeated="10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string" calcext:value-type="string">
            <text:p>As a tennis player, I want to pay fees to book a tennis court </text:p>
          </table:table-cell>
          <table:table-cell table:style-name="ce6" office:value-type="float" office:value="30" calcext:value-type="float">
            <text:p>30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A guest tennis player can book court.</text:p>
          </table:table-cell>
          <table:table-cell office:value-type="string" calcext:value-type="string">
            <text:p>**Given a guest tennis player in welcome page/When he create guest account/Then he should be able to loggin</text:p>
            <text:p>**Given a guest player/When he loggin/Then the reservation page should be displayed</text:p>
            <text:p>**Given a guest logged player/When he selects vacant slot for court reservation then he should be able to pay fees for reservation</text:p>
            <text:p>**Given a guest player/When hi is in payement page/Then it should be able to pay court reservation fees by credit card</text:p>
          </table:table-cell>
          <table:table-cell table:number-columns-repeated="1016"/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Statistics of tennis court</text:p>
          </table:table-cell>
          <table:table-cell office:value-type="string" calcext:value-type="string">
            <text:p>As manager of tennis club, I want to display rate of occupation each day of each tennis courts of the club to make statistics</text:p>
          </table:table-cell>
          <table:table-cell table:style-name="ce7" office:value-type="float" office:value="30" calcext:value-type="float">
            <text:p>30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A tennis club administrator can see statistics of each court</text:p>
          </table:table-cell>
          <table:table-cell office:value-type="string" calcext:value-type="string">
            <text:p>**Given a tennis administrator/<text:span text:style-name="T1">When he is in statistics page/</text:span>Then the occupancy rate during one week of each tennis court should be displayed</text:p>
          </table:table-cell>
          <table:table-cell table:number-columns-repeated="1016"/>
        </table:table-row>
        <table:table-row table:style-name="ro9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s manager of tennis club, I want to be able to make a court unavailable during a time windox to make court maintenance</text:p>
          </table:table-cell>
          <table:table-cell table:style-name="ce7" office:value-type="float" office:value="30" calcext:value-type="float">
            <text:p>30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A tennis club administrator can manage court maintenance </text:p>
          </table:table-cell>
          <table:table-cell office:value-type="string" calcext:value-type="string">
            <text:p><text:span text:style-name="T23">**Given a tennis administrator in reservation page/When he chooses to see vacant court/Then all vacunnt courts should be displayed</text:span></text:p>
            <text:p><text:span text:style-name="T24">**Given a tennis administrator in reservation page/When he chooses any specific day/Then all tennis courts should be displayed for this date.</text:span></text:p>
            <text:p><text:span text:style-name="T25">**Given a tennis administrator in reservation page/When he chooses to reserve a court for one day/Then The court should be unavailable for booking.</text:span></text:p>
            <text:p><text:span text:style-name="T23">**Given a tennis administrator in reservation page/When he chooses to make many reservation/Then The slots of reservation should be unavailable for booking.</text:span></text:p>
            <text:p><text:span text:style-name="T26">**Given a tennis club administrator in reservation page/When he chooses to cancel reservation of a player before 12hours/Then an email should be sent to tennis player</text:span></text:p>
            <text:p><text:span text:style-name="T27">**Given a tennis club administrator in reservation page/When he chooses to cancel reservation of a player less than 12hours before the reserved slot /Then a vacant court in the same day and time should be reserved and email should be sent to player for court update</text:span></text:p>
            <text:p><text:span text:style-name="T27">**Given a tennis club administrator in reservation page/When he chooses to cancel reservation of a player less than 12hours before the reserved slot and no vacant court is availaible Then the player shoud be notified by message on his phone number</text:span></text:p>
            <text:p><text:span text:style-name="T28"/></text:p>
          </table:table-cell>
          <table:table-cell table:number-columns-repeated="1016"/>
        </table:table-row>
        <table:table-row table:style-name="ro10">
          <table:table-cell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Tennis Competitions Management</text:p>
          </table:table-cell>
          <table:table-cell office:value-type="string" calcext:value-type="string">
            <text:p>As internet user, I can display tennis future competition of the tennis club to attend some of them</text:p>
          </table:table-cell>
          <table:table-cell table:style-name="ce7" office:value-type="float" office:value="20" calcext:value-type="float">
            <text:p>20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Internet user can book to attend tennis competitions</text:p>
          </table:table-cell>
          <table:table-cell office:value-type="string" calcext:value-type="string">
            <text:p>Add competetions in DB (DATA)</text:p>
            <text:p>Add attenddeees in DB for each competitions</text:p>
            <text:p>**Given an internet user in welcome page/When he choose to see planned competitions/Then all future planned competitions should be displayed</text:p>
            <text:p>**Given an internet user in future events page/When he book to attend a match then an email of confirmation should be send</text:p>
            <text:p><text:span text:style-name="T7">**Given an internet user in future events page/When he book to attend a match then an error message shoul appears if the numbers of attendees of this match exceeds 50</text:span></text:p>
            <text:p/>
          </table:table-cell>
          <table:table-cell table:number-columns-repeated="1016"/>
        </table:table-row>
        <table:table-row table:style-name="ro11" table:number-rows-repeated="104856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08:56:03.546946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6:43:33.999261137</meta:creation-date>
    <dc:date>2021-03-12T13:14:34.571416754</dc:date>
    <meta:editing-duration>PT3H1M27S</meta:editing-duration>
    <meta:editing-cycles>36</meta:editing-cycles>
    <meta:generator>LibreOffice/6.4.6.2$Linux_X86_64 LibreOffice_project/40$Build-2</meta:generator>
    <meta:document-statistic meta:table-count="1" meta:cell-count="74" meta:object-count="0"/>
  </office:meta>
</office:document-meta>
</file>